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01000019970000199709C80F76.sv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color="#ffffff" fo:font-family="'Courier New'" style:font-style-name="Regular" style:font-family-generic="modern" style:font-pitch="fixed" fo:font-size="18pt" fo:font-weight="bold" style:font-size-asian="18pt" style:font-weight-asian="bold" style:font-size-complex="18pt" style:font-weight-complex="bold"/>
    </style:style>
    <style:style style:name="P2" style:family="paragraph">
      <style:text-properties fo:color="#ffffff" fo:font-family="'Courier New'" style:font-style-name="Regular" style:font-family-generic="modern" style:font-pitch="fixed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086cm" svg:x="2.8cm" svg:y="7.7cm">
          <draw:text-box draw:corner-radius="0.266cm">
            <text:p text:style-name="P1"><text:span text:style-name="T1">Ne</text:span></text:p>
          </draw:text-box>
        </draw:frame>
        <draw:frame draw:style-name="gr1" draw:text-style-name="P2" draw:layer="layout" svg:width="6.598cm" svg:height="4.086cm" svg:x="19.134cm" svg:y="7.614cm">
          <draw:text-box>
            <text:p text:style-name="P1"><text:span text:style-name="T1">:q!</text:span></text:p>
          </draw:text-box>
        </draw:frame>
        <draw:frame draw:style-name="gr2" draw:text-style-name="P3" draw:layer="layout" svg:width="5.114cm" svg:height="4.882cm" svg:x="7.5cm" svg:y="7.718cm">
          <draw:image xlink:href="Pictures/20000001000019970000199709C80F76.svg" xlink:type="simple" xlink:show="embed" xlink:actuate="onLoad">
            <text:p/>
          </draw:image>
        </draw:frame>
        <draw:frame draw:style-name="gr1" draw:text-style-name="P1" draw:layer="layout" svg:width="4.566cm" svg:height="4.086cm" svg:x="12.834cm" svg:y="7.9cm">
          <draw:text-box draw:corner-radius="0.266cm">
            <text:p text:style-name="P1"><text:span text:style-name="T1">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28T13:55:16</meta:creation-date>
    <dc:date>2024-09-28T14:04:30</dc:date>
    <meta:editing-duration>P0D</meta:editing-duration>
    <meta:editing-cycles>1</meta:editing-cycles>
    <meta:document-statistic meta:object-count="4"/>
    <meta:generator>LibreOffice/3.6$MacOSX_x86 LibreOffice_project/e183d5b-f8ccaf6-3804794-95b4be8-895629</meta:generator>
  </office:meta>
</office:document-meta>
</file>